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onospace" svg:font-family="monospace"/>
    <style:font-face style:name="serif" svg:font-family="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0f7409" officeooo:paragraph-rsid="000f7409"/>
    </style:style>
    <style:style style:name="P2" style:family="paragraph" style:parent-style-name="Preformatted_20_Text">
      <style:text-properties officeooo:rsid="000f7409" officeooo:paragraph-rsid="000f7409"/>
    </style:style>
    <style:style style:name="T1" style:family="text">
      <style:text-properties style:font-name="serif" fo:font-size="17.25pt"/>
    </style:style>
    <style:style style:name="T2" style:family="text">
      <style:text-properties style:font-name="serif" fo:font-size="17.25pt" officeooo:rsid="00108232"/>
    </style:style>
    <style:style style:name="T3" style:family="text">
      <style:text-properties style:font-name="monospace" fo:font-size="17.2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ahoi: Inexpensive, Low-power Communication andLocalization for Underwater Sensor Networks and</text:span><text:span text:style-name="T3">μ</text:span><text:span text:style-name="T1">AUVs – </text:span><text:span text:style-name="T2">Paper</text:span></text:p>
      <text:p text:style-name="P1"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onospace" svg:font-family="monospace"/>
    <style:font-face style:name="serif" svg:font-family="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9-28T12:12:07.021059411</dc:date>
    <meta:editing-duration>PT52S</meta:editing-duration>
    <meta:editing-cycles>2</meta:editing-cycles>
    <meta:generator>LibreOffice/6.4.6.2$Linux_X86_64 LibreOffice_project/40$Build-2</meta:generator>
    <meta:document-statistic meta:table-count="0" meta:image-count="0" meta:object-count="0" meta:page-count="1" meta:paragraph-count="1" meta:word-count="11" meta:character-count="106" meta:non-whitespace-character-count="95"/>
  </office:meta>
</office:document-meta>
</file>